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 new romans" svg:font-family="'time new romans'"/>
    <style:font-face style:name="Times New Roman" svg:font-family="'Times New Roman'" style:font-family-generic="roman"/>
    <style:font-face style:name="Arial Narrow" svg:font-family="'Arial Narrow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5" style:family="table-cell">
      <style:table-cell-properties fo:padding="0.0382in" fo:border="0.05pt solid #000000"/>
    </style:style>
    <style:style style:name="Table2" style:family="table" style:master-page-name="">
      <style:table-properties style:width="6.6979in" fo:margin-left="0in" style:page-number="auto" fo:break-before="page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4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fe3a0" officeooo:paragraph-rsid="0020052e"/>
    </style:style>
    <style:style style:name="P2" style:family="paragraph" style:parent-style-name="Standard">
      <style:paragraph-properties fo:text-align="center" style:justify-single-word="false"/>
      <style:text-properties fo:color="#11b6f2" style:font-name="Times New Roman" officeooo:rsid="001fe3a0" officeooo:paragraph-rsid="0020052e"/>
    </style:style>
    <style:style style:name="P3" style:family="paragraph" style:parent-style-name="Standard">
      <style:paragraph-properties fo:text-align="center" style:justify-single-word="false"/>
      <style:text-properties fo:color="#11b6f2" style:font-name="Times New Roman" officeooo:rsid="001fe3a0" officeooo:paragraph-rsid="00262e36"/>
    </style:style>
    <style:style style:name="P4" style:family="paragraph" style:parent-style-name="Standard">
      <style:text-properties fo:color="#11b6f2" style:font-name="Times New Roman" fo:font-size="11pt" style:text-underline-style="solid" style:text-underline-width="auto" style:text-underline-color="font-color" fo:font-weight="bold" officeooo:rsid="001fe3a0" officeooo:paragraph-rsid="0020052e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0000" style:font-name="Times New Roman" fo:font-size="13pt" style:text-underline-style="solid" style:text-underline-width="auto" style:text-underline-color="font-color" fo:font-weight="bold" officeooo:rsid="001fe3a0" officeooo:paragraph-rsid="0020052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32b4f" style:font-name="Times New Roman" fo:font-size="16pt" officeooo:rsid="0020052e" officeooo:paragraph-rsid="00262e36" style:font-size-asian="16pt" style:font-size-complex="16pt"/>
    </style:style>
    <style:style style:name="P7" style:family="paragraph" style:parent-style-name="Standard">
      <style:text-properties fo:color="#032b4f" style:font-name="Times New Roman" fo:font-size="10pt" style:text-underline-style="solid" style:text-underline-width="auto" style:text-underline-color="font-color" fo:font-weight="bold" officeooo:rsid="001fe3a0" officeooo:paragraph-rsid="0020052e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officeooo:rsid="001fe3a0" officeooo:paragraph-rsid="001fe3a0"/>
    </style:style>
    <style:style style:name="P9" style:family="paragraph" style:parent-style-name="Standard">
      <style:paragraph-properties fo:text-align="center" style:justify-single-word="false"/>
      <style:text-properties style:font-name="Times New Roman" officeooo:rsid="001fe3a0" officeooo:paragraph-rsid="0020052e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rsid="001fe3a0" officeooo:paragraph-rsid="00262e36"/>
    </style:style>
    <style:style style:name="P11" style:family="paragraph" style:parent-style-name="Standard">
      <style:text-properties style:font-name="Times New Roman" officeooo:rsid="001fe3a0" officeooo:paragraph-rsid="0020052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1fe3a0" officeooo:paragraph-rsid="0020052e" style:font-weight-asian="bold" style:font-weight-complex="bold"/>
    </style:style>
    <style:style style:name="P13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rsid="001fe3a0" officeooo:paragraph-rsid="0020052e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Times New Roman" fo:font-size="11pt" officeooo:rsid="001fe3a0" officeooo:paragraph-rsid="0020052e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fe3a0" officeooo:paragraph-rsid="00262e36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imes New Roman" fo:font-size="10pt" officeooo:rsid="001fe3a0" officeooo:paragraph-rsid="0020052e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style:font-name="Times New Roman" fo:font-style="italic" officeooo:paragraph-rsid="0033cf95" style:font-style-asian="italic" style:font-style-complex="italic"/>
    </style:style>
    <style:style style:name="P1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style:font-name="Times New Roman" fo:font-style="italic" officeooo:paragraph-rsid="0033cf95" style:font-style-asian="italic" style:font-style-complex="italic"/>
    </style:style>
    <style:style style:name="P1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style:font-name="Times New Roman" fo:font-size="10pt" fo:font-style="italic" fo:font-weight="bold" officeooo:rsid="001fe3a0" officeooo:paragraph-rsid="0020052e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style:font-name="Times New Roman" fo:font-size="10pt" fo:font-weight="bold" officeooo:rsid="001fe3a0" officeooo:paragraph-rsid="00262e36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style:font-name="Times New Roman" fo:font-size="10pt" fo:font-weight="bold" officeooo:rsid="001fe3a0" officeooo:paragraph-rsid="0020052e" style:font-size-asian="10pt" style:font-weight-asian="bold" style:font-size-complex="10pt" style:font-weight-complex="bold"/>
    </style:style>
    <style:style style:name="P22" style:family="paragraph" style:parent-style-name="Text_20_body" style:master-page-name="">
      <style:paragraph-properties style:page-number="auto" fo:break-before="page" style:writing-mode="page"/>
    </style:style>
    <style:style style:name="T1" style:family="text">
      <style:text-properties fo:font-size="10pt" fo:font-weight="bold" officeooo:rsid="001fe3a0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officeooo:rsid="0024d000"/>
    </style:style>
    <style:style style:name="T5" style:family="text">
      <style:text-properties fo:color="#032b4f" style:font-name="Times New Roman"/>
    </style:style>
    <style:style style:name="T6" style:family="text">
      <style:text-properties fo:color="#032b4f" style:font-name="Times New Roman" fo:font-weight="bold" style:font-weight-asian="bold" style:font-weight-complex="bold"/>
    </style:style>
    <style:style style:name="T7" style:family="text">
      <style:text-properties fo:color="#032b4f" style:font-name="Times New Roman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e8ef5"/>
    </style:style>
    <style:style style:name="fr1" style:family="graphic" style:parent-style-name="OLE">
      <style:graphic-properties fo:margin-left="0in" fo:margin-right="0in" style:vertical-pos="top" style:vertical-rel="baseline" style:horizontal-pos="center" style:horizontal-rel="paragraph" fo:padding="0.0008in" fo:border="none" draw:ole-draw-aspect="1" draw:visible-area-width="7.3843in" draw:visible-area-height="7.3843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T1"><draw:frame draw:style-name="fr1" draw:name="Object1" text:anchor-type="as-char" svg:width="0.7382in" svg:height="0.7382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p>
            <text:p text:style-name="P18"><text:span text:style-name="T1">Délégation Paris-Villejuif</text:span></text:p>
            <text:p text:style-name="P20"><text:span text:style-name="T8">IFSEM-Formation</text:span></text:p>
          </table:table-cell>
          <table:table-cell table:style-name="Table2.B1" office:value-type="string">
            <text:p text:style-name="P6">[session.formation.nom;b<text:span text:style-name="T9">lock=tbs:page;</text:span>]</text:p>
            <text:p text:style-name="P3">[session.datePrecisions]</text:p>
            <text:p text:style-name="P10"/>
            <text:p text:style-name="P15">Lieu : [session.lieu]</text:p>
            <text:p text:style-name="P15">Nombre de stagiaires : [session.nombreInscrits]</text:p>
          </table:table-cell>
        </table:table-row>
      </table:table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3"/>
            <text:p text:style-name="P4">Objectifs :</text:p>
            <text:p text:style-name="P4"/>
            <text:p text:style-name="P14">[session.formation.<text:span text:style-name="T4">objectifs</text:span>]</text:p>
            <text:p text:style-name="P14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/>
            <text:p text:style-name="P4">Public visé :</text:p>
            <text:p text:style-name="P4"/>
            <text:p text:style-name="P14">[session.formation.publics]</text:p>
            <text:p text:style-name="P14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/>
            <text:p text:style-name="P4">Programme :</text:p>
            <text:p text:style-name="P4"/>
            <text:p text:style-name="P14">[session.formation.programme]</text:p>
            <text:p text:style-name="P14"/>
            <text:p text:style-name="P14"/>
            <text:p text:style-name="P4">Méthodes pédagogiques :</text:p>
            <text:p text:style-name="P4"/>
            <text:p text:style-name="P14">[session.formation.methodes]</text:p>
            <text:p text:style-name="P14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1"/>
            <text:p text:style-name="P5">Date limite d’inscription : [session.dateLimiteInscription]</text:p>
            <text:p text:style-name="P11"/>
          </table:table-cell>
          <table:covered-table-cell/>
        </table:table-row>
        <table:table-row>
          <table:table-cell table:style-name="Table1.A5" office:value-type="string">
            <text:p text:style-name="P7">Modalités d’inscription :</text:p>
            <text:p text:style-name="P1"><text:a xlink:type="simple" xlink:href="https://formation.ifsem.cnrs.fr/" text:style-name="Internet_20_link" text:visited-style-name="Visited_20_Internet_20_Link"><text:span text:style-name="T3">https://formation.ifsem.cnrs.fr/</text:span></text:a></text:p>
            <text:p text:style-name="P16"/>
          </table:table-cell>
          <table:table-cell table:style-name="Table1.B5" office:value-type="string">
            <text:p text:style-name="P7">Renseignements :</text:p>
            <text:p text:style-name="P1"><text:span text:style-name="T7">E-mail :</text:span><text:span text:style-name="T3"> </text:span><text:a xlink:type="simple" xlink:href="mailto:ifsem-formation.contact@cnrs.fr" text:style-name="Internet_20_link" text:visited-style-name="Visited_20_Internet_20_Link"><text:span text:style-name="T3">ifsem-formation.contact@cnrs.fr</text:span></text:a></text:p>
            <text:p text:style-name="P1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 new romans" svg:font-family="'time new romans'"/>
    <style:font-face style:name="Times New Roman" svg:font-family="'Times New Roman'" style:font-family-generic="roman"/>
    <style:font-face style:name="Arial Narrow" svg:font-family="'Arial Narrow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15:45.405740090</meta:creation-date>
    <dc:date>2018-06-14T16:53:28.658925703</dc:date>
    <meta:editing-duration>PT27M23S</meta:editing-duration>
    <meta:editing-cycles>17</meta:editing-cycles>
    <meta:generator>LibreOffice/5.2.7.2$Linux_X86_64 LibreOffice_project/20m0$Build-2</meta:generator>
    <meta:document-statistic meta:table-count="2" meta:image-count="0" meta:object-count="1" meta:page-count="1" meta:paragraph-count="20" meta:word-count="41" meta:character-count="515" meta:non-whitespace-character-count="493"/>
  </office:meta>
</office:document-meta>
</file>